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6pt" style:font-size-asian="6pt" style:font-size-complex="6pt"/>
    </style:style>
    <style:style style:name="P4" style:family="paragraph" style:parent-style-name="Standard">
      <style:text-properties fo:font-size="10pt" style:font-size-asian="10pt" style:font-size-complex="10pt"/>
    </style:style>
    <style:style style:name="P5" style:family="paragraph" style:parent-style-name="Standard">
      <style:text-properties style:font-name="Arial" fo:font-size="18pt" style:font-size-asian="18pt" style:font-size-complex="18pt"/>
    </style:style>
    <style:style style:name="P6" style:family="paragraph" style:parent-style-name="Standard">
      <style:text-properties style:font-name="Arial"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r Osternikolaus </text:p>
      <text:p text:style-name="P1"/>
      <text:p text:style-name="P1"/>
      <text:p text:style-name="P1">Einmal hatte der Nikolaus vergessen, auf den Kalender zu sehen.</text:p>
      <text:p text:style-name="P1">„Nun wird es Zeit für mich“, sagte er, nahm seinen Wanderstab, warf sich den Sack mit den süßen Sachen über die Schulter und marschierte los. </text:p>
      <text:p text:style-name="P1">Doch wie staunte er, als er nichts als grüne Wiesen sah, blühende Bäume und gelbe Himmelschlüssel. </text:p>
      <text:p text:style-name="P1">„Das ist aber ein warmer Dezembertag“ , murmelte er verwundert in seinen langen weißen Bart. </text:p>
      <text:p text:style-name="P1"/>
      <text:p text:style-name="P1">Nirgendwo ein Flöckchen Schnee.</text:p>
      <text:p text:style-name="P1">Auf dem Wasser kein Eis. Und hell war! </text:p>
      <text:p text:style-name="P1">„Seht mal, da!“ <text:s/>riefen die Kinder. Sie lachten und zeigten auf den Nikolaus. „Was will denn der bei uns?“ <text:s/>Traurig setzte er sich auf einen Baumstamm und seufzte. Weit war es gekommen auf der Welt! Die Kinder liebten ihren guten alten Nikolaus nicht mehr. </text:p>
      <text:p text:style-name="P1">Plötzlich sagte eine Stimme: „He, Nikolaus, was machst du denn hier?“ <text:s/></text:p>
      <text:p text:style-name="P1">Ein Hase stand aufgerichtet vor ihm. Er trug eine Kiepe auf dem Rücken. </text:p>
      <text:p text:style-name="P1">In der Kiepe waren bunte Eier. Der Nikolaus schaute und schaute. „Was ich hier mache?“ fragte er schließlich. „Das gleiche könnte ich dich fragen, Bürschchen.“ <text:s/>„Ich bin der Osterhase", rief der kleine Kerl vergnügt. „Es ist nämlich Frühling und außerdem Ostersonntag.“ <text:s/>„Allmächtiger“! stöhnte der Nikolaus und schlug sich an die Stirn. Ich glaube ich werde alt.“ </text:p>
      <text:p text:style-name="P1"/>
      <text:p text:style-name="P1">Da mußte der Osterhase so sehr lachen, daß die Eier im Korb hüpften. </text:p>
      <text:p text:style-name="P1">„Mach dir nichts draus“, tröstete er den Nikolaus. „Irren kann sich jeder mal! Wie wär's denn, wenn ich am Nikolaustag käme, ich, der Osterhase, und mit dir zusammen zu den Kindern ginge?“ <text:s/>„Puh,das wäre lustig!“ rief der Nikolaus. Auch er mußte tüchtig lachen, als er sich vorstellte, wie der Osterhase mit ihm durch den Schnee stapfen würde, auf dem Rücken die Kiepe mit bunten Ostereiern. Und das kurz vor Weihnachten! Na, ich weiß ja nicht, ob es das richtige wäre: Nikolaus und Osterhase an einem Tag! Was meint ihr dazu? Ich finde: Alles zu seiner Zeit. </text:p>
      <text:p text:style-name="P2"/>
      <text:p text:style-name="P2"/>
      <text:p text:style-name="P2"/>
      <text:p text:style-name="P2"/>
      <text:p text:style-name="P2"/>
      <text:p text:style-name="P2"/>
      <text:p text:style-name="P2"/>
      <text:p text:style-name="P2"/>
      <text:p text:style-name="P2"/>
      <text:p text:style-name="P3"/>
      <text:p text:style-name="P4"/>
      <text:p text:style-name="P6">Jannausch, Doris, Leselöwen Nikolausgeschichten, mit Bildern von Petra Probst, 7. Aufl.-Bindlach: Loewe,19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6T21:16:44.96</meta:creation-date>
    <dc:date>2020-11-16T21:34:43.29</dc:date>
    <meta:editing-duration>PT15M51S</meta:editing-duration>
    <meta:editing-cycles>2</meta:editing-cycles>
    <meta:generator>OpenOffice/4.1.5$Win32 OpenOffice.org_project/415m1$Build-9789</meta:generator>
    <meta:document-statistic meta:table-count="0" meta:image-count="0" meta:object-count="0" meta:page-count="1" meta:paragraph-count="14" meta:word-count="329" meta:character-count="1987"/>
  </office:meta>
</office:document-meta>
</file>